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none" fo:border-right="none" fo:border-top="none" fo:border-bottom="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size="10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Text_20_body">
      <style:paragraph-properties fo:text-align="start" style:justify-single-word="false" fo:break-before="page"/>
    </style:style>
    <style:style style:name="P10" style:family="paragraph" style:parent-style-name="Preformatted_20_Text">
      <style:paragraph-properties fo:text-align="start" style:justify-single-word="false"/>
    </style:style>
    <style:style style:name="P11" style:family="paragraph" style:parent-style-name="List_20_Contents">
      <style:paragraph-properties fo:margin-top="0cm" fo:margin-bottom="0.499cm"/>
    </style:style>
    <style:style style:name="P12" style:family="paragraph" style:parent-style-name="List_20_Contents">
      <style:paragraph-properties fo:margin-top="0cm" fo:margin-bottom="0.499cm"/>
      <style:text-properties fo:font-weight="bold" style:font-weight-asian="bold" style:font-weight-complex="bold"/>
    </style:style>
    <style:style style:name="P13" style:family="paragraph" style:parent-style-name="Text_20_body">
      <style:paragraph-properties fo:padding="0cm" fo:border="non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break-before="page"/>
      <style:text-properties fo:font-weight="bold" style:font-weight-asian="bold" style:font-weight-complex="bold"/>
    </style:style>
    <style:style style:name="P19" style:family="paragraph" style:parent-style-name="Heading_20_3">
      <style:text-properties fo:font-weight="bold" style:font-weight-asian="bold" style:font-weight-complex="bold"/>
    </style:style>
    <style:style style:name="P20" style:family="paragraph" style:parent-style-name="Text_20_body">
      <style:paragraph-properties fo:text-align="start" style:justify-single-word="false"/>
    </style:style>
    <style:style style:name="P21" style:family="paragraph" style:parent-style-name="Text_20_body" style:list-style-name="L1">
      <style:paragraph-properties fo:text-align="start" style:justify-single-word="false"/>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2">
      <style:paragraph-properties fo:margin-top="0cm" fo:margin-bottom="0cm"/>
    </style:style>
    <style:style style:name="P28" style:family="paragraph" style:parent-style-name="Text_20_body" style:list-style-name="L3">
      <style:paragraph-properties fo:margin-top="0cm" fo:margin-bottom="0cm"/>
    </style:style>
    <style:style style:name="P29" style:family="paragraph" style:parent-style-name="Text_20_body" style:list-style-name="L4">
      <style:paragraph-properties fo:margin-top="0cm" fo:margin-bottom="0cm"/>
    </style:style>
    <style:style style:name="P30" style:family="paragraph" style:parent-style-name="Text_20_body" style:list-style-name="L5">
      <style:paragraph-properties fo:margin-top="0cm" fo:margin-bottom="0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line-through-style="soli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text:span text:style-name="Strong_20_Emphasis">9</text:span><text:span text:style-name="Strong_20_Emphasis">) Segurança no SGBD</text:span></text:p>
      <text:p text:style-name="P3"><text:span text:style-name="Strong_20_Emphasis"><text:span text:style-name="T2"><text:line-break/>9</text:span></text:span><text:span text:style-name="Strong_20_Emphasis"><text:span text:style-name="T3">.1) Segurança Física<text:line-break/>9.1.1) Segurança do Hardware<text:line-break/>9.1.2) Segurança no Acesso Físico ao Servidor<text:line-break/>9.2) Segurança Lógica do SGBD<text:line-break/>9.2.1) Segurança relativa aos grupos, usuários e privilégios (Capítulo 4)<text:line-break/>9.2.2) Segurança do projeto dos bancos dados e seus objetos e consultas e código SQL<text:line-break/>9.2.3) Segurança dos aplicativos (senhas, usuários, etc)<text:line-break/></text:span></text:span></text:p>
      <text:p text:style-name="P3"><text:span text:style-name="Strong_20_Emphasis"><text:span text:style-name="T2">9.1) Segurança Física</text:span></text:span></text:p>
      <text:p text:style-name="P3"><text:span text:style-name="Strong_20_Emphasis"><text:span text:style-name="T2">9.1.1) Segurança do Hardware</text:span></text:span></text:p>
      <text:p text:style-name="P3"><text:span text:style-name="Strong_20_Emphasis"><text:span text:style-name="T3"/></text:span></text:p>
      <text:p text:style-name="P3"><text:span text:style-name="Strong_20_Emphasis"><text:span text:style-name="T3">Atualmente, segurança para servidores de bancos de dados não é uma opção mas um requisito, especialmente se o servidor estiver numa rede. Conhecer como permitir aos clientes chegarem ao SGBD e como evitar que outros não cheguem é uma tarefa importante para o DBA.</text:span></text:span></text:p>
      <text:p text:style-name="P3"><text:span text:style-name="Strong_20_Emphasis"><text:span text:style-name="T3"/></text:span></text:p>
      <text:p text:style-name="P3"><text:span text:style-name="Strong_20_Emphasis"><text:span text:style-name="T3">É importante que o hardware onde encontra-se o servidor do PostgreSQL, seja um hardware além de robusto fisicamente, seguro. Para isso diversos cuidados devem ser tomados:</text:span></text:span></text:p>
      <text:list text:style-name="L1">
        <text:list-item>
          <text:p text:style-name="P21"><text:span text:style-name="Strong_20_Emphasis"><text:span text:style-name="T3">Fontes redundantes</text:span></text:span></text:p>
        </text:list-item>
        <text:list-item>
          <text:p text:style-name="P21"><text:span text:style-name="Strong_20_Emphasis"><text:span text:style-name="T3">RAID com HDs</text:span></text:span></text:p>
          <text:p text:style-name="P21"><text:span text:style-name="Strong_20_Emphasis"><text:span text:style-name="T3">Muitos outros cuidados semelhantes, em especial que a origem do hardware seja confiável e tenha uma boa garantia.</text:span></text:span></text:p>
        </text:list-item>
      </text:list>
      <text:p text:style-name="P3"><text:span text:style-name="Strong_20_Emphasis"><text:span text:style-name="T3"/></text:span></text:p>
      <text:p text:style-name="P3"><text:span text:style-name="Strong_20_Emphasis"><text:span text:style-name="T3">Importante uma leitura do </text:span></text:span><text:span text:style-name="Strong_20_Emphasis"><text:span text:style-name="T2">PostgreSQL Hardware Performance Tuning:</text:span></text:span></text:p>
      <text:p text:style-name="P3"><text:a xlink:type="simple" xlink:href="http://www.postgresql.org/files/documentation/books/aw_pgsql/hw_performance/"><text:span text:style-name="Strong_20_Emphasis"><text:span text:style-name="T3">http://www.postgresql.org/files/documentation/books/aw_pgsql/hw_performance/</text:span></text:span></text:a><text:span text:style-name="Strong_20_Emphasis"><text:span text:style-name="T3"> </text:span></text:span></text:p>
      <text:p text:style-name="P3"><text:span text:style-name="Strong_20_Emphasis"><text:span text:style-name="T3">Traduzido: </text:span></text:span><text:a xlink:type="simple" xlink:href="http://www.vivaolinux.com.br/artigos/impressora.php?codigo=5930"><text:span text:style-name="Strong_20_Emphasis"><text:span text:style-name="T3">http://www.vivaolinux.com.br/artigos/impressora.php?codigo=5930</text:span></text:span></text:a><text:span text:style-name="Strong_20_Emphasis"><text:span text:style-name="T3"> </text:span></text:span></text:p>
      <text:p text:style-name="P3"><text:span text:style-name="Strong_20_Emphasis"><text:span text:style-name="T3"/></text:span></text:p>
      <text:p text:style-name="P3"><text:span text:style-name="Strong_20_Emphasis"><text:span text:style-name="T2">9.1.2) Segurança no Acesso Físico ao Servidor</text:span></text:span></text:p>
      <text:p text:style-name="P3"><text:span text:style-name="Strong_20_Emphasis"><text:span text:style-name="T3"/></text:span></text:p>
      <text:p text:style-name="P3"><text:span text:style-name="Strong_20_Emphasis"><text:span text:style-name="T3">Sem garantir segurança física ao servidor de nada vai adiantar os cuidados com a administração do mesmo, com usuários, senhas, etc. Primeiro garantir boa segurança no hardware, depois garantir </text:span></text:span><text:span text:style-name="Strong_20_Emphasis"><text:span text:style-name="T3">que somente pessoal de confiança tenha acesso ao servidor. Finalmente a segurança lógica.</text:span></text:span></text:p>
      <text:p text:style-name="P3"><text:span text:style-name="Strong_20_Emphasis"><text:span text:style-name="T3"><text:line-break/>A segurança física, de acesso ao servidor, deve ser levada em conta e receber a devida atenção para que as informações possam de fato ser protegidas.</text:span></text:span></text:p>
      <text:p text:style-name="P3"><text:span text:style-name="Strong_20_Emphasis"><text:span text:style-name="T3"/></text:span></text:p>
      <text:p text:style-name="P3"><text:span text:style-name="Strong_20_Emphasis"><text:span text:style-name="T3">Por padrão, o PostgreSQL é instalado no Windows em: C:\Program Files\PostgreSQL\8.3 e no </text:span></text:span><text:soft-page-break/><text:span text:style-name="Strong_20_Emphasis"><text:span text:style-name="T3">Linux, quando através dos fontes em: /usr/local/pgsql</text:span></text:span></text:p>
      <text:p text:style-name="P3"><text:span text:style-name="Strong_20_Emphasis"><text:span text:style-name="T3"><text:line-break/>Para saber o nome dos arquivos dos respectivos bancos de dados podemos usa a consulta:</text:span></text:span></text:p>
      <text:p text:style-name="P10"><text:span text:style-name="Strong_20_Emphasis"><text:span text:style-name="T3">select oid, datname from pg_database;</text:span></text:span></text:p>
      <text:p text:style-name="Standard"/>
      <text:p text:style-name="Standard">Uma forma de esconder um pouco alguns bancos é criando um Tablespace e os armazenando em outro diretório. Vide capítulo 2 do módulo 2.</text:p>
      <text:p text:style-name="Standard"/>
      <text:p text:style-name="Standard">Em termos de Sistema Operacional, tudo indica que um Linux seja mais seguro para um servidor do SGBD PostgreSQL, devido ao seu sistema de permissões e controle de usuários, que é mais exigente que o de um Windows. Sem contar que existem indícios de ser um ambiente para maior desempenho.<text:line-break/></text:p>
      <text:p text:style-name="P7">A Segurança da Informação Pessoal e Corporativa</text:p>
      <text:p text:style-name="Standard"/>
      <text:p text:style-name="Standard">O conceito de segurança da informação não está ligado somente à computadores e seus sistemas, este é um termo muito mais amplo utilizado para dar a idéia de segurança de dados pessoais ou corporativos.</text:p>
      <text:p text:style-name="Standard"/>
      <text:p text:style-name="Standard">O termo sempre é associado à segurança de informações digitais, mas devemos nos lembrar que a informação pode estar em qualquer mídia, um cd-rom, um pendrive, uma folha de papel, um bloco de notas, uma agenda…</text:p>
      <text:p text:style-name="Standard"/>
      <text:p text:style-name="Standard">Imagine que você tem uma agenda, dessas de papel (lembra que isso existe?), e nesta agenda você tem todos os seus dados pessoas, compromissos, telefones de amigos e familiares, contatos profissionais, informações bancárias e etc. Agora imagine que você perde essa agenda… O que fazer? Toda a sua vida está nela, será muito fácil alguém se passar por você de posse te todas essas informações.</text:p>
      <text:p text:style-name="Standard"/>
      <text:p text:style-name="Standard">Da mesma forma funcionam seus dados digitais, praticamente todos que usam computadores mantém algum tipo de dado pessoal armazenado nele. E a segurança disso? A diferença da a boa e velha agenda de papel é que os computadores podem ser acessados à distância, sem você saber.</text:p>
      <text:p text:style-name="Standard">Porque é mais fácil conseguir informações no meio digital? Ora, encontrar uma agenda na rua não é algo tão comum, mas encontrar sistemas de informação sem proteção ou com proteção fraca é.</text:p>
      <text:p text:style-name="Standard">Vamos pegar como exemplo uma rede corporativa com, por exemplo, um sistema acessado por meio de autenticação com senha. Esse sistema foi projetado e concebido com a idéia de ser seguro, ele usa conexão criptografada e ainda pede para a pessoa digitar algo aleatório exibido em uma imagem (Captcha) para evitar ataques de força bruta. Certo, até aqui temos um bom sistema, um sistema seguro e com uma bela muralha na frente. Qual seria o principal ponto fraco desse sistema supondo que não há bugs ou falhas exploráveis na autenticação dos usuários? Quer uma dica? Começa com ‘Usu’ e termina com ‘ários’. É isso mesmo, de que adianta o alto investimento em um sistema seguro se o usuário anota a senha em um bloco de notas e o deixa em cima da mesa à vista de qualquer um? O que acontece quando o usuário usa como senha o próprio nome? Ou palavras simples? Ou mesmo seqüências de teclas no teclado como ‘qwerty’ e ‘asdfg’? Ou mesmo o famoso ‘123′?</text:p>
      <text:p text:style-name="Standard"/>
      <text:p text:style-name="Standard">Pronto a segurança foi para o espaço, pouco adiantou investir alto no desenvolvimento de algo seguro.</text:p>
      <text:p text:style-name="Standard"><text:soft-page-break/></text:p>
      <text:p text:style-name="Standard">Todas as empresas, usando computadores ou não, deveriam ter um mínimo de preocupação com a segurança de informações. Estabelecer regras de comportamento para os funcionários, treiná-los para seguir essas regras, monitorar constantemente se estão seguindo tudo de conforme definido.</text:p>
      <text:p text:style-name="Standard"/>
      <text:p text:style-name="Standard">A falta de regras e treinamento pode levar os usuários a ter um ‘comportamento de risco’.</text:p>
      <text:p text:style-name="Standard"/>
      <text:p text:style-name="Standard">Políticas de boa utilização de dados e de segurança devem fazer parte da vida de todos, não apenas de grandes corporações, as micro e pequenas empresas estão sujeitas a ataques também, aliás os usuários domésticos correm riscos igualmente! </text:p>
      <text:p text:style-name="Standard"/>
      <text:p text:style-name="Standard">É claro que o pensamento ‘quem vai querer me invadir?’ existe. Afinal de contas quem vai querer invadir o meu pc? Eu não tenho informações de grande valor mesmo. É, mas com várias pequenas informações e muitos ‘bots’ se pode fazer muita coisa ilegal. Imagine a Polícia Federal chegando em sua casa com a acusação de que centenas de e-mails SPAM partem da sua conexão diariamente. Isso sim é uma situação desagradável, como provar que não é você o responsável se o programa que envia as mensagens está instalado no seu computador e disparando o tempo todo? Pois é meu amigo, ou você acha que para esse tipo de coisa os cybercriminosos invadem apenas os servidores da Nasa?</text:p>
      <text:p text:style-name="Standard"/>
      <text:p text:style-name="Standard">Como você pode proteger suas informações e seu computador de possíveis ataques?</text:p>
      <text:p text:style-name="Standard">- Mantenha um bom firewall ativo</text:p>
      <text:p text:style-name="Standard">Ele bloqueia conexões indesejadas.</text:p>
      <text:p text:style-name="Standard">- Não clique em links recebidos por e-mail</text:p>
      <text:p text:style-name="Standard">Mesmo que você tenha, supostamente, ganhado $ 1mi.</text:p>
      <text:p text:style-name="Standard">- Não divulgue seu e-mail de forma irresponsável</text:p>
      <text:p text:style-name="Standard">Bots de rede varem sites em busca de e-mails</text:p>
      <text:p text:style-name="Standard">- Tente não seguir as malditas correntes de e-mail</text:p>
      <text:p text:style-name="Standard">Você sabia que seu IP vai no e-mail enviado?</text:p>
      <text:p text:style-name="Standard">- Nunca responda e-mails de desconhecidos</text:p>
      <text:p text:style-name="Standard">- Não aceite programas que lhe enviam por e-mail ou softwares de mensagens instantâneas</text:p>
      <text:p text:style-name="Standard">Para isso vá ao site do desenvolvedor e baixe o software ou compre</text:p>
      <text:p text:style-name="Standard">- Não utilize software pirata</text:p>
      <text:p text:style-name="Standard">Eles vem com cracks que, além de quebrar a segurança do programa, contém vírus, spyware e malware em geral.</text:p>
      <text:p text:style-name="Standard">- Não utilize senhas simples!</text:p>
      <text:p text:style-name="Standard"/>
      <text:p text:style-name="Standard">Entrar no e-mail de alguém que deixa a senha ‘qwerty’ não pode nem ser considerado crime, já que essa senha e senha nenhuma nenhuma senha são praticamente equivalentes.</text:p>
      <text:p text:style-name="Standard">- Mantenha um bom anti-vírus</text:p>
      <text:p text:style-name="Standard">Sim, esse é um dos fatores principais (Ainda mais se você usa o sistema número um em quantidade de vírus). Preciso dizer que anti-vírus ‘crackeado’ é inútil?</text:p>
      <text:p text:style-name="Standard">- Proteja seu computador com senha</text:p>
      <text:p text:style-name="Standard">O atacante pode ser uma visita que liga o pc e pega as informações.</text:p>
      <text:p text:style-name="Standard">- Não acesse o site do banco em lan-houses!</text:p>
      <text:p text:style-name="Standard"/>
      <text:p text:style-name="Standard">Nestes lugares podem estar ativos os chamados Keyloggers que guardam todas as teclas digitadas.</text:p>
      <text:p text:style-name="Standard">Ou seja, a grande sacada é agir com bom senso e evitar armadilhas.</text:p>
      <text:p text:style-name="Standard"><text:soft-page-break/></text:p>
      <text:p text:style-name="Standard">Nunca dê seus dados à pessoas que ligam oferecendo serviços e produtos ou mesmo dizendo ser do banco, da Receita Federal, etc… Sempre que precisa ou desconfiar de algo vá ao banco ou ligue, vá ao posto de atendimento da Receita, mas não acredite em ligações!</text:p>
      <text:p text:style-name="Standard"/>
      <text:p text:style-name="Standard">A segurança da informação é algo que é praticamente impossível de ser 100% efetiva, sempre existem falhas humanas, falhas nos softwares, falhas nos cadeados, agendas se perdem…</text:p>
      <text:p text:style-name="Standard">Mas agindo com bom senso, guardando bem os dados pessoais, protegendo as informações nos computadores e identificando possíveis golpes é possível tornar seu dia-a-dia bem melhor.</text:p>
      <text:p text:style-name="Standard">Não pense que ninguém quer suas informações porque elas não valem nada, elas valem sim, mas eu tenho certeza que para você e sua empresa elas não têm preço.</text:p>
      <text:p text:style-name="Standard"><text:a xlink:type="simple" xlink:href="http://infog.casoft.info/?p=32">http://infog.casoft.info/?p=32</text:a> <text:s/></text:p>
      <text:p text:style-name="Standard"/>
      <text:p text:style-name="Standard"><text:span text:style-name="Strong_20_Emphasis"><text:span text:style-name="T2"/></text:span></text:p>
      <text:p text:style-name="P3"><text:span text:style-name="Strong_20_Emphasis"><text:span text:style-name="T2">9.2) Segurança Lógica do SGBD</text:span></text:span><text:span text:style-name="Strong_20_Emphasis"><text:span text:style-name="T3"><text:line-break/></text:span></text:span></text:p>
      <text:p text:style-name="P3"><text:span text:style-name="Strong_20_Emphasis"><text:span text:style-name="T3">Jamais aconselharia deixar dessa maneira para um banco em produção. Com isso o usuário postgres poderia ter acesso (mesmo que com senha) de qualquer máquina da rede. Aconselho a permitir conexões com o usuário postgres apenas para os endereços 127.0.0.1/32 e o ip do servidor/32. E não use o usuário postgres como usuário de conexão em nenhum dos casos. Tenha um usuário apenas com os GRANTs necessários para não deixar a segurança da sua base de dados vulnerável.</text:span></text:span></text:p>
      <text:p text:style-name="P3"><text:span text:style-name="Strong_20_Emphasis"><text:span text:style-name="T3">Fernando Brombatti na lista pgbr-geral.</text:span></text:span></text:p>
      <text:p text:style-name="P3"><text:span text:style-name="Strong_20_Emphasis"><text:span text:style-name="T3"/></text:span></text:p>
      <text:p text:style-name="P3"><text:span text:style-name="Strong_20_Emphasis"><text:span text:style-name="T3">Cada aplicação deve ter um usuário com acesso apenas ao necessário para usar a aplicação.</text:span></text:span></text:p>
      <text:p text:style-name="P3"><text:span text:style-name="Strong_20_Emphasis"><text:span text:style-name="T3">As configurações default do postgresql rejeitam toda conexão de outros computadores e usam</text:span></text:span></text:p>
      <text:p text:style-name="P3"><text:span text:style-name="Strong_20_Emphasis"><text:span text:style-name="T3">a autenticação do tipo ident para gerenciar o acesso de usuários com mesmo nome no sistema operacional (isso em Linux/UNIX/BSD, não no Windows).</text:span></text:span></text:p>
      <text:p text:style-name="P3"><text:span text:style-name="Strong_20_Emphasis"><text:span text:style-name="T3">As versões atuais também suportam autenticação tipo LDAP.</text:span></text:span></text:p>
      <text:p text:style-name="P3"><text:span text:style-name="Strong_20_Emphasis"><text:span text:style-name="T3"/></text:span></text:p>
      <text:p text:style-name="P3"><text:span text:style-name="Strong_20_Emphasis"><text:span text:style-name="T3">Segurança no Sistema de Arquivos</text:span></text:span></text:p>
      <text:p text:style-name="P3"><text:span text:style-name="Strong_20_Emphasis"><text:span text:style-name="T3"/></text:span></text:p>
      <text:p text:style-name="P3"><text:span text:style-name="Strong_20_Emphasis"><text:span text:style-name="T3">Por default quando instalamos o PostgreSQL no Linux através dos fontes ele é instalado em:</text:span></text:span></text:p>
      <text:p text:style-name="P3"><text:span text:style-name="Strong_20_Emphasis"><text:span text:style-name="T3">/usr/local/pgsql</text:span></text:span></text:p>
      <text:p text:style-name="P3"><text:span text:style-name="Strong_20_Emphasis"><text:span text:style-name="T3"/></text:span></text:p>
      <text:p text:style-name="P3"><text:span text:style-name="Strong_20_Emphasis"><text:span text:style-name="T3">No Windows uma instalação com o instalador ele fica em:</text:span></text:span></text:p>
      <text:p text:style-name="P3"><text:a xlink:type="simple" xlink:href="/C:/Arquivos"><text:span text:style-name="Strong_20_Emphasis"><text:span text:style-name="T3">C:\Arquivos</text:span></text:span></text:a><text:span text:style-name="Strong_20_Emphasis"><text:span text:style-name="T3"> de Programas\PostgreSQL</text:span></text:span></text:p>
      <text:p text:style-name="P3"><text:span text:style-name="Strong_20_Emphasis"><text:span text:style-name="T3"/></text:span></text:p>
      <text:p text:style-name="P3"><text:span text:style-name="Strong_20_Emphasis"><text:span text:style-name="T3">Os programas executáveis, como o pg_dump, o psql e outros ficam num subdiretório bin desse diretório de instalação.</text:span></text:span></text:p>
      <text:p text:style-name="P3"><text:span text:style-name="Strong_20_Emphasis"><text:span text:style-name="T3"/></text:span></text:p>
      <text:p text:style-name="P3"><text:soft-page-break/><text:span text:style-name="Strong_20_Emphasis"><text:span text:style-name="T3"/></text:span></text:p>
      <text:p text:style-name="P3"><text:span text:style-name="Strong_20_Emphasis"><text:span text:style-name="T3">Os bancos, logs e outros arquivos ficam no subdiretório data. Dentro desse sibdiretório data ficam alguns diretórios importantes como o base (que abriga os bacos de dados), o global (que guarda informações de todos os bancos) e o pg_xlog (guarda os logs de transações).</text:span></text:span></text:p>
      <text:p text:style-name="P3"><text:span text:style-name="Strong_20_Emphasis"><text:span text:style-name="T3"/></text:span></text:p>
      <text:p text:style-name="P3"><text:span text:style-name="Strong_20_Emphasis"><text:span text:style-name="T3">Os bancos que ficam no diretório data/base são gravados com números dos OIDs. Para saber que banco corresponde aos OIDs podemos usar uma consulta à tabela de sistema pg_database:</text:span></text:span></text:p>
      <text:p text:style-name="P3"><text:span text:style-name="Strong_20_Emphasis"><text:span text:style-name="T3"/></text:span></text:p>
      <text:p text:style-name="P3"><text:span text:style-name="Strong_20_Emphasis"><text:span text:style-name="T3">dnocs=# select oid, datname from pg_database;</text:span></text:span></text:p>
      <text:p text:style-name="P3"><text:span text:style-name="Strong_20_Emphasis"><text:span text:style-name="T3"><text:s text:c="2"/>oid <text:s/>| <text:s text:c="4"/>datname</text:span></text:span></text:p>
      <text:p text:style-name="P3"><text:span text:style-name="Strong_20_Emphasis"><text:span text:style-name="T3">-------+------------------</text:span></text:span></text:p>
      <text:p text:style-name="P3"><text:span text:style-name="Strong_20_Emphasis"><text:span text:style-name="T3"><text:s/>10819 | postgres</text:span></text:span></text:p>
      <text:p text:style-name="P3"><text:span text:style-name="Strong_20_Emphasis"><text:span text:style-name="T3"><text:s/>16400 | template_postgis</text:span></text:span></text:p>
      <text:p text:style-name="P3"><text:span text:style-name="Strong_20_Emphasis"><text:span text:style-name="T3"><text:s/>16816 | iniciante</text:span></text:span></text:p>
      <text:p text:style-name="P3"><text:span text:style-name="Strong_20_Emphasis"><text:span text:style-name="T3"><text:s/>16821 | dnocs</text:span></text:span></text:p>
      <text:p text:style-name="P3"><text:span text:style-name="Strong_20_Emphasis"><text:span text:style-name="T3"><text:s text:c="9"/>1 | template1</text:span></text:span></text:p>
      <text:p text:style-name="P3"><text:span text:style-name="Strong_20_Emphasis"><text:span text:style-name="T3"><text:s/>10818 | template0</text:span></text:span></text:p>
      <text:p text:style-name="P3"><text:span text:style-name="Strong_20_Emphasis"><text:span text:style-name="T3"><text:s/>16835 | biblioteca</text:span></text:span></text:p>
      <text:p text:style-name="P3"><text:span text:style-name="Strong_20_Emphasis"><text:span text:style-name="T3">(7 rows)</text:span></text:span></text:p>
      <text:p text:style-name="P3"><text:span text:style-name="Strong_20_Emphasis"><text:span text:style-name="T3"/></text:span></text:p>
      <text:p text:style-name="P3"><text:span text:style-name="Strong_20_Emphasis"><text:span text:style-name="T3">Uma boa prática é monitorar as informações detalhadas sobre os arquivos e diretórios do PostgreSQL: permissões, data de criação e modificação, dono, etc.</text:span></text:span></text:p>
      <text:p text:style-name="P3"><text:span text:style-name="Strong_20_Emphasis"><text:span text:style-name="T3"/></text:span></text:p>
      <text:p text:style-name="P3"><text:span text:style-name="Strong_20_Emphasis"><text:span text:style-name="T3">Lembrando que no Linux a permissão de execução em diretórios permite listar o diretório e o acesso ao diretório.</text:span></text:span></text:p>
      <text:p text:style-name="P3"><text:span text:style-name="Strong_20_Emphasis"><text:span text:style-name="T3"/></text:span></text:p>
      <text:p text:style-name="P3"><text:span text:style-name="Strong_20_Emphasis"><text:span text:style-name="T2">Conexões Remotas</text:span></text:span></text:p>
      <text:p text:style-name="P3"><text:span text:style-name="Strong_20_Emphasis"><text:span text:style-name="T3">Também devemos tomar precauções ao conectar remotamente ao servidor, usando conexões seguras como SSH. </text:span></text:span></text:p>
      <text:p text:style-name="P3"><text:span text:style-name="Strong_20_Emphasis"><text:span text:style-name="T3">Veja outras recomendações sobre </text:span></text:span><text:bookmark text:name="SSH-TUNNELS"/><text:span text:style-name="Strong_20_Emphasis"><text:span text:style-name="T3">Conexões TCP/IP seguras por túneis SSH em:</text:span></text:span></text:p>
      <text:p text:style-name="P3"><text:a xlink:type="simple" xlink:href="http://pgdocptbr.sourceforge.net/pg80/ssh-tunnels.html"><text:span text:style-name="Strong_20_Emphasis"><text:span text:style-name="T3">http://pgdocptbr.sourceforge.net/pg80/ssh-tunnels.html</text:span></text:span></text:a><text:span text:style-name="Strong_20_Emphasis"><text:span text:style-name="T3"> </text:span></text:span></text:p>
      <text:p text:style-name="P3"><text:span text:style-name="Strong_20_Emphasis"><text:span text:style-name="T3">E </text:span></text:span><text:bookmark text:name="SSL-TCP"/><text:span text:style-name="Strong_20_Emphasis"><text:span text:style-name="T3">Conexões TCP/IP seguras com SSL em:</text:span></text:span></text:p>
      <text:p text:style-name="P3"><text:a xlink:type="simple" xlink:href="http://pgdocptbr.sourceforge.net/pg80/ssl-tcp.html"><text:span text:style-name="Strong_20_Emphasis"><text:span text:style-name="T3">http://pgdocptbr.sourceforge.net/pg80/ssl-tcp.html</text:span></text:span></text:a><text:span text:style-name="Strong_20_Emphasis"><text:span text:style-name="T3"> </text:span></text:span></text:p>
      <text:p text:style-name="P3"><text:span text:style-name="Strong_20_Emphasis"><text:span text:style-name="T3"/></text:span></text:p>
      <text:p text:style-name="P3"><text:span text:style-name="Strong_20_Emphasis"><text:span text:style-name="T2"/></text:span></text:p>
      <text:p text:style-name="P9"><text:span text:style-name="Strong_20_Emphasis"><text:span text:style-name="T2"/></text:span></text:p>
      <text:p text:style-name="P3"><text:span text:style-name="Strong_20_Emphasis"><text:span text:style-name="T2">9.2.1) Segurança relativa aos usuários</text:span></text:span></text:p>
      <text:p text:style-name="P3"><text:span text:style-name="Strong_20_Emphasis"><text:span text:style-name="T3">Em relação aos usuários, grupos e privilégios, <text:s/>já vimos na aula 4: 4) Administração de Grupos, Usuários e Privilégios.</text:span></text:span></text:p>
      <text:p text:style-name="P3"><text:span text:style-name="Strong_20_Emphasis"><text:span text:style-name="T3">Esta segurança é interna do SGBD. Mas antes que chegue ao SGBD deve passar por uma barreira de segurança chamada Firewall, depois de passar pelo Firewall deve ainda passar pelos scripts postgresql.conf, pelo pg_hba.conf e. pg_ident.conf (caso esteja num Linux).</text:span></text:span></text:p>
      <text:p text:style-name="P3"><text:span text:style-name="Strong_20_Emphasis"><text:span text:style-name="T3"/></text:span></text:p>
      <text:p text:style-name="P3"><text:span text:style-name="Strong_20_Emphasis"><text:span text:style-name="T2">Firewall</text:span></text:span><text:span text:style-name="Strong_20_Emphasis"><text:span text:style-name="T3"> – esta é a mais básica barreira de segurança de um servidor que encontra-se numa rede. Ele nos permite filtrar que clientes irão passar pelo firewall para que aplicações. Enquanto podemos ter um único firewall protegendo toda uma rede, também podemos ter um firewall protegendo um único servidor. Quando habilitamos um firewall, por default, está tudo bloqueado. A partir daí precisamos desbloquear cada cliente que deve ter acesso. </text:span></text:span></text:p>
      <text:p text:style-name="P3"><text:span text:style-name="Strong_20_Emphasis"><text:span text:style-name="T3"/></text:span></text:p>
      <text:p text:style-name="P3"><text:span text:style-name="Strong_20_Emphasis">postgresql.conf -</text:span><text:span text:style-name="Strong_20_Emphasis"><text:span text:style-name="T3"> </text:span></text:span><text:span text:style-name="Strong_20_Emphasis"><text:span text:style-name="T4">Este é o primeiro script que o cliente remoto encontra quando pretende conectar com o servidor do PostgreSQL. O acesso remoto e muitas configurações importantes começas neste script. Para que clientes remotos tenham acesso precisamos alterar a configuração padrão de localhost para *:</text:span></text:span></text:p>
      <text:p text:style-name="Standard">listen_addresses = '*' </text:p>
      <text:p text:style-name="Standard"/>
      <text:p text:style-name="Standard"><text:span text:style-name="T2">pg_hba.conf</text:span> - O próximo passo é a configuração do pg_hba.conf, que define que usuários podem conectar a que bancos, usando que IP ou rede com respectivas máscaras e com que sistema de autenticação. Cada linha define uma individual regra de acesso. Somente terá acesso se satisfazer a todas as colunas.</text:p>
      <text:p text:style-name="Standard"/>
      <text:p text:style-name="Standard">O pg_hba.conf permite linhas de três tipos: comentátios, em branco e registros (linhas válidas ao final). Os registros podem ser separados por tabulação ou espaços. Espaços no início e ao final são ignorados. Um registro obrigatoriamente deve ser contido em uma única linha.</text:p>
      <text:p text:style-name="Standard"/>
      <text:p text:style-name="Standard">As colunas de cada linha do script são:</text:p>
      <text:p text:style-name="Standard">conxão-tipo <text:s text:c="8"/>banco <text:s text:c="5"/>usuário <text:tab/>end_rede <text:s text:c="2"/><text:tab/> <text:s text:c="9"/>método-login <text:s/>opções</text:p>
      <text:p text:style-name="Standard"/>
      <text:p text:style-name="Standard">Exemplo:</text:p>
      <text:p text:style-name="Standard"/>
      <text:p text:style-name="Standard">hostssl <text:tab/> <text:s text:c="9"/>all <text:tab/> <text:s text:c="6"/>all <text:tab/>10.0.1.0/28 <text:s text:c="10"/>password</text:p>
      <text:p text:style-name="Standard">host <text:tab/> <text:s text:c="9"/>teste <text:tab/> <text:s text:c="6"/>joao <text:tab/>192.168.120.5 <text:s text:c="5"/>md5</text:p>
      <text:p text:style-name="Standard">host <text:tab/> <text:s text:c="9"/>teste2 <text:s text:c="6"/>joao <text:tab/>192.168.120.5 <text:s text:c="5"/>md5</text:p>
      <text:p text:style-name="Standard">host <text:tab/> <text:s text:c="9"/>teste3 <text:s text:c="6"/>all <text:tab/>10.0.2.0/28 <text:s text:c="10"/>md5</text:p>
      <text:p text:style-name="Standard"/>
      <text:p text:style-name="Standard">O tipo de conexão pode ser: </text:p>
      <text:p text:style-name="Standard">local – conexão local ao SGBD, </text:p>
      <text:p text:style-name="Standard">host – conexão permitida somente quando existe o suporte à conexões tipo TCP/IP. </text:p>
      <text:p text:style-name="Standard">Hostssl – deve estar habilitado o suporte a SSL.</text:p>
      <text:p text:style-name="Standard"/>
      <text:p text:style-name="P3"><text:span text:style-name="Strong_20_Emphasis"><text:span text:style-name="T3">Para testar uma conexão remota podemos usar um cliente como o psql:</text:span></text:span></text:p>
      <text:p text:style-name="Standard"><text:soft-page-break/>psql -h 10.0.1.33 teste joao</text:p>
      <text:p text:style-name="Text_20_body"><text:span text:style-name="Strong_20_Emphasis"><text:span text:style-name="T3"/></text:span></text:p>
      <text:p text:style-name="Text_20_body"><text:span text:style-name="Strong_20_Emphasis"><text:span text:style-name="T2">Habilitando SSL no PostgreSQL</text:span></text:span></text:p>
      <text:p text:style-name="Text_20_body"><text:span text:style-name="Strong_20_Emphasis"><text:span text:style-name="T3">A instalação for Windows já suporta SSL por default. No Linux devemos verificar ou habilitar.</text:span></text:span></text:p>
      <text:p text:style-name="Text_20_body"><text:span text:style-name="Strong_20_Emphasis"><text:span text:style-name="T3">Habilitar no postgresql.conf:</text:span></text:span></text:p>
      <text:p text:style-name="Text_20_body"><text:span text:style-name="Strong_20_Emphasis"><text:span text:style-name="T3"/></text:span></text:p>
      <text:p text:style-name="Text_20_body"><text:span text:style-name="Strong_20_Emphasis"><text:span text:style-name="T3">ssl = on</text:span></text:span></text:p>
      <text:p text:style-name="Text_20_body"><text:span text:style-name="Strong_20_Emphasis"><text:span text:style-name="T3"/></text:span></text:p>
      <text:p text:style-name="Text_20_body"><text:span text:style-name="Strong_20_Emphasis"><text:span text:style-name="T3">Após restartar o servidor ele estará escutado por conexões normais (TCP) e conexões SSL (SSL TCP) na mesma porta. Logo que conecta com suporte a SSL o PostgreSQL procura a chave de criptografia e os arquivos do certificado no diretório 'data' e não iniciará até que encontre os mesmos. Vide capítulo 3 do Livro "PostgreSQL 8 for Windows".</text:span></text:span></text:p>
      <text:p text:style-name="Text_20_body"><text:span text:style-name="Strong_20_Emphasis"><text:span text:style-name="T3">Obs.: Nunca use o tipo de autenticação </text:span></text:span><text:span text:style-name="Strong_20_Emphasis"><text:span text:style-name="T2">trust</text:span></text:span><text:span text:style-name="Strong_20_Emphasis"><text:span text:style-name="T3"> em redes que não ofereçam uma boa segurança.</text:span></text:span></text:p>
      <text:p text:style-name="Text_20_body"><text:span text:style-name="Strong_20_Emphasis"><text:span text:style-name="T3"/></text:span></text:p>
      <text:p text:style-name="Text_20_body"><text:span text:style-name="Strong_20_Emphasis"><text:span text:style-name="T3">O tipo de autenticação </text:span></text:span><text:span text:style-name="Strong_20_Emphasis"><text:span text:style-name="T2">ident</text:span></text:span><text:span text:style-name="Strong_20_Emphasis"><text:span text:style-name="T3"> deixa a cargo do cliente a segurança.</text:span></text:span></text:p>
      <text:p text:style-name="Text_20_body"><text:span text:style-name="Strong_20_Emphasis"><text:span text:style-name="T3"/></text:span></text:p>
      <text:p text:style-name="Text_20_body"><text:span text:style-name="Strong_20_Emphasis"><text:span text:style-name="T3">Antes de efetuar alterações no tipo de autenticação do pg_hba.conf, por exemplo, para md5, conceda senha ou as altere para todos os usuários, como a seguir:</text:span></text:span></text:p>
      <text:p text:style-name="Text_20_body"><text:span text:style-name="Strong_20_Emphasis"><text:span text:style-name="T3">CREATE ROLE usuario WITH ENCRYPTED PASSWORD 'senha';</text:span></text:span></text:p>
      <text:p text:style-name="Text_20_body"><text:span text:style-name="Strong_20_Emphasis"><text:span text:style-name="T3"/></text:span></text:p>
      <text:p text:style-name="Text_20_body"><text:span text:style-name="Strong_20_Emphasis"><text:span text:style-name="T3">ALTER ROLE usuario WITH ENCRYPTED PASSWORD 'senha';</text:span></text:span></text:p>
      <text:p text:style-name="Text_20_body"><text:span text:style-name="Strong_20_Emphasis"><text:span text:style-name="T3"/></text:span></text:p>
      <text:p text:style-name="Text_20_body"><text:span text:style-name="Strong_20_Emphasis"><text:span text:style-name="T3">Obs.: Se a senha for em texto claro, do tipo </text:span></text:span><text:span text:style-name="Strong_20_Emphasis"><text:span text:style-name="T2">password</text:span></text:span><text:span text:style-name="Strong_20_Emphasis"><text:span text:style-name="T3">, não use a palavra ENCRYPTED</text:span></text:span></text:p>
      <text:p text:style-name="Text_20_body"><text:span text:style-name="Strong_20_Emphasis"><text:span text:style-name="T3">Após isso altere o pg_hba.conf e restart o servidor.</text:span></text:span></text:p>
      <text:p text:style-name="Text_20_body"><text:span text:style-name="Strong_20_Emphasis"><text:span text:style-name="T3"/></text:span></text:p>
      <text:p text:style-name="Text_20_body"><text:span text:style-name="Strong_20_Emphasis"><text:span text:style-name="T2">Rejeitando Conexões</text:span></text:span></text:p>
      <text:p text:style-name="Text_20_body"><text:span text:style-name="Strong_20_Emphasis"><text:span text:style-name="T3">Um dos métodos de autenticação é o </text:span></text:span><text:span text:style-name="Strong_20_Emphasis"><text:span text:style-name="T2">reject</text:span></text:span><text:span text:style-name="Strong_20_Emphasis"><text:span text:style-name="T3">, que pode ser aplicado em caso de suspeita ou certeza de conexão não desejada.</text:span></text:span></text:p>
      <text:p text:style-name="Text_20_body"><text:span text:style-name="Strong_20_Emphasis"><text:span text:style-name="T3">Exemplo:</text:span></text:span></text:p>
      <text:p text:style-name="Preformatted_20_Text"><text:span text:style-name="Strong_20_Emphasis"><text:span text:style-name="T3">host all <text:s text:c="5"/>192.168.0.15 <text:s text:c="5"/>255.255.255.255 reject</text:span></text:span></text:p>
      <text:p text:style-name="Text_20_body"><text:span text:style-name="Strong_20_Emphasis"><text:span text:style-name="T3"/></text:span></text:p>
      <text:p text:style-name="Text_20_body"><text:span text:style-name="Strong_20_Emphasis"><text:span text:style-name="T2">Monitorando Usuários</text:span></text:span></text:p>
      <text:p text:style-name="Text_20_body"><text:span text:style-name="Strong_20_Emphasis"><text:span text:style-name="T3">Através do PGAdmin podemos monitorar muito bem todos os usuários e suas ações.</text:span></text:span></text:p>
      <text:p text:style-name="Text_20_body"><text:span text:style-name="Strong_20_Emphasis"><text:span text:style-name="T3">Após conectar clique em Ferramentas – Status do Servidor.</text:span></text:span></text:p>
      <text:p text:style-name="Text_20_body"><text:span text:style-name="Strong_20_Emphasis"><text:span text:style-name="T3">Aí podemos monitorar o PID, usuário, banco, IP, início da conexão, consultas, etc.</text:span></text:span></text:p>
      <text:p text:style-name="Text_20_body"><text:span text:style-name="Strong_20_Emphasis"><text:span text:style-name="T3">Como também os bloqueios, as transações e o arquivo de Log. Até rotacionar o arquivo de Log, </text:span></text:span><text:soft-page-break/><text:span text:style-name="Strong_20_Emphasis"><text:span text:style-name="T3">caso necessário e caso o usuário conectado tenha este privilégio.</text:span></text:span></text:p>
      <text:p text:style-name="Text_20_body"><text:span text:style-name="Strong_20_Emphasis"><text:span text:style-name="T2">Referência</text:span></text:span><text:span text:style-name="Strong_20_Emphasis"><text:span text:style-name="T3">: Capítulo 10 do Livro PostgreSQL 8 for Windows.</text:span></text:span></text:p>
      <text:p text:style-name="P3"><text:span text:style-name="Strong_20_Emphasis"><text:span text:style-name="T3"/></text:span></text:p>
      <text:p text:style-name="P3"><text:span text:style-name="Strong_20_Emphasis"><text:span text:style-name="T2">9.2.2) Segurança do projeto dos bancos dados e seus objetos e consultas e código SQL</text:span></text:span></text:p>
      <text:p text:style-name="P3"><text:span text:style-name="Strong_20_Emphasis"><text:span text:style-name="T3"/></text:span></text:p>
      <text:p text:style-name="P3"><text:span text:style-name="Strong_20_Emphasis"><text:span text:style-name="T3">Esta parte diz respeito ao código SQL das consultas, que deve comtemplar pelo menos as 3 formas normais, sempre usar chaves primárias nas tabelas, índices em campos muito consultados na cláusula WHERE e boas constraints que venham a melhorar a segurança das consultas.</text:span></text:span></text:p>
      <text:p text:style-name="P3"><text:span text:style-name="Strong_20_Emphasis"><text:span text:style-name="T3">Também vale lembrar que é útil o uso de VIEWS, de funções e procedures.</text:span></text:span></text:p>
      <text:p text:style-name="P3"><text:span text:style-name="Strong_20_Emphasis"><text:span text:style-name="T3">Usuários autorizados podem se aproveitar da estrutura dos objetos do SGBD para ter acesso ao que não devia. </text:span></text:span></text:p>
      <text:p text:style-name="P3"><text:span text:style-name="Strong_20_Emphasis"><text:span text:style-name="T3"/></text:span></text:p>
      <text:p text:style-name="P3"><text:span text:style-name="Strong_20_Emphasis"><text:span text:style-name="T2">9.2.3) Segurança dos aplicativos (senhas, usuários, etc)</text:span></text:span></text:p>
      <text:p text:style-name="P3"><text:span text:style-name="Strong_20_Emphasis"><text:span text:style-name="T3"/></text:span></text:p>
      <text:p text:style-name="P3"><text:span text:style-name="Strong_20_Emphasis"><text:span text:style-name="T3">Este tópico deve fazer parte da política de segurança da empresa/instituição para suas informações.</text:span></text:span></text:p>
      <text:p text:style-name="P3"><text:span text:style-name="Strong_20_Emphasis"><text:span text:style-name="T3">Aplicativos devem usar senhas fortes e renovar as mesmas com certa periodicidade.</text:span></text:span></text:p>
      <text:p text:style-name="P3"><text:span text:style-name="Strong_20_Emphasis"><text:span text:style-name="T3">Veja alguns bons artigos sobre segurança com senhas:</text:span></text:span></text:p>
      <text:p text:style-name="P3"><text:a xlink:type="simple" xlink:href="http://www.microsoft.com/brasil/technet/Colunas/DiogoHenrique/SenhasAltaSeguranca2.mspx"><text:span text:style-name="Strong_20_Emphasis"><text:span text:style-name="T3">http://www.microsoft.com/brasil/technet/Colunas/DiogoHenrique/SenhasAltaSeguranca2.mspx</text:span></text:span></text:a><text:span text:style-name="Strong_20_Emphasis"><text:span text:style-name="T3"> </text:span></text:span></text:p>
      <text:p text:style-name="Text_20_body">Recomendações e Procedimentos de Segurança :</text:p>
      <text:p text:style-name="Text_20_body"><text:a xlink:type="simple" xlink:href="http://www2.iq.usp.br/sti/index.dhtml?pagina=754&amp;chave=89N">http://www2.iq.usp.br/sti/index.dhtml?pagina=754&amp;chave=89N</text:a></text:p>
      <text:p text:style-name="Text_20_body">Recomendações para Política de Senhas:</text:p>
      <text:p text:style-name="Text_20_body"><text:a xlink:type="simple" xlink:href="http://www.brasilacademico.com/maxpt/article_read.asp?id=190&amp;ARTICLE_TITLE=Recomenda%E7%F5es+para+Pol%EDtica+de+Senhas&amp;CATEG_Title=Dicas%3A+Seguran%E7a">http://www.brasilacademico.com/maxpt/article_read.asp?id=190&amp;ARTICLE_TITLE=Recomenda%E7%F5es+para+Pol%EDtica+de+Senhas&amp;CATEG_Title=Dicas%3A+Seguran%E7a</text:a></text:p>
      <text:p text:style-name="P5"/>
      <text:p text:style-name="P5">Capítulo do Livro sobre PostgreSQL a ser escrito pelo Fábio Telles:</text:p>
      <text:p text:style-name="P7">Segurança no PostgreSQL - Parte I: "A Saga"</text:p>
      <text:section text:style-name="Sect1" text:name="post-225">
        <text:p text:style-name="P6"/>
        <text:p text:style-name="Text_20_body">Já faz um tempo que ando investigando a parte de segurança em Bancos de Dados. Passei um tempão estudando a parte de segurança no Oracle e andei investigando algumas questões sobre o assunto <text:a xlink:type="simple" xlink:href="http://www.midstorm.org/%7Etelles/2007/08/24/cluster-replicacao/">aqui</text:a> e <text:a xlink:type="simple" xlink:href="http://www.midstorm.org/%7Etelles/2007/06/21/autenticacao-de-usuarios-em-banco-de-dados/">acolá</text:a> neste blog e na <text:a xlink:type="simple" xlink:href="http://www.midstorm.org/%7Etelles/downloads/">palestra sobre melhores práticas</text:a> que fiz no <text:a xlink:type="simple" xlink:href="http://fisl.softwarelivre.org/9.0/www/">FISL 9.0</text:a> e no <text:a xlink:type="simple" xlink:href="http://pgcon.postgresql.org.br/">PGCon Brasil 2007</text:a>. Calhou de ontem eu estar conversando com o <text:a xlink:type="simple" xlink:href="http://makeall.wordpress.com/">Dickson Guedes</text:a> no IRC e resolvemos escrever um pouco sobre segurança no PostgreSQL. A idéia é para variar um pouco um tanto ambiciosa: fazer uma lista de possíveis melhorias que seriam interessante implementar no PostgreSQL para melhorar a segurança. Uma segunda etapa seria colocar a mão na massa e tentar implementar algum patch no PostgreSQL. Particularmente eu tenho muito receio de abrir o código fonte e sair mexendo. Manjo pouco de C e não tenho tanto domínio assim do funcionamento interno de SGDBs para fazer isso. Mas por outro lado, se eu não fizer o <text:a xlink:type="simple" xlink:href="http://www.midstorm.org/%7Efike/weblog/">fike</text:a> nunca vai me deixar em paz… e ao fim e ao cabo, a gente só aprende a fazer fazendo!!! Por fim, existe uma segunda intenção, que é começar a escrever coisas mais detalhadas sobre este assunto, iniciando assim alguns capítulos do<text:a xlink:type="simple" xlink:href="http://www.midstorm.org/%7Etelles/2008/03/28/como-deveria-ser-um-livro-sobre-postgresql/"> </text:a><text:soft-page-break/><text:a xlink:type="simple" xlink:href="http://www.midstorm.org/%7Etelles/2008/03/28/como-deveria-ser-um-livro-sobre-postgresql/">livro sobre PostgreSQL</text:a> que começa a <text:span text:style-name="T5">sair do papel</text:span> e entrar no ar. Particularmente, eu acho que só a parte de segurança já é suficiente escrever mais de 100 páginas. Bom, de toda forma, todos aqueles que lerem este texto e sentir que há algum equívoco ou que falta alguma coisa está convidadíssimo a colaborar, seja nos comentários, seja enviando um e-mail ou mesmo no IRC.</text:p>
        <text:p text:style-name="Text_20_body">Caramba… mas segurança é um tema tão complexo assim? Bom, depende de como você define o que é segurança em SGDB para você. Vamos começar pensando em duas ou três formas de se enarar o problema:</text:p>
        <text:list text:style-name="L2">
          <text:list-item>
            <text:p text:style-name="P27">Segurança em SGDB não se refere apenas ao seu banco de dados, diz respeito a toda a cadeia tecnologia associada a sua aplicação, uma vez que um único elo fraco da sua solução de TI põe em risco o conjunto como um todo. Então não basta pensar no SGDB isoladamente. Temos que pensar no equipamento onde o SGDB se encontra, no SO, na instalação do SGDB, nos dados contidos no banco de dados, na aplicação acessando o banco de dados e finalmente no usuário que precisa destas informações; </text:p>
          </text:list-item>
          <text:list-item>
            <text:p text:style-name="P27">Todos estão carecas de saber, mas não custa repetir: os bancos de dados guardam um patrimônio valioso: informação. Quando você tem um problema de segurança num SGDB, são os seus dados que estão ameaçados. A pergunta que sempre se faz é “quanto vale a informação guardada nos bancos de dados?”. Melhor pergunta seria: “quanto custa a perda destes dados?”. </text:p>
          </text:list-item>
          <text:list-item>
            <text:p text:style-name="P22">Segurança tem haver com coisas com o potencial de tirar o sono/emprego de toda uma equipe de TI. O desempenho é importante. Algumas vezes é muito importante. Mas em geral, a segurança vem em primeiro lugar. Esta importância hoje tem nome, endereço, telefone, e-mail e tudo o mais. Depois da onda gerada pelo <text:a xlink:type="simple" xlink:href="http://en.wikipedia.org/wiki/Sarbanes-Oxley_Act">SOx</text:a> nos Estados Unidos, a segurança passou a ser mais importante ainda. O <text:a xlink:type="simple" xlink:href="http://en.wikipedia.org/wiki/Cobit">COBIT</text:a> e o <text:a xlink:type="simple" xlink:href="http://en.wikipedia.org/wiki/Information_Technology_Infrastructure_Library">ITIL</text:a> e suas normas e regulamentações associadas representam mais uma pressão na busca por mais segurança em torno das informações. </text:p>
          </text:list-item>
        </text:list>
        <text:p text:style-name="Text_20_body">Muito bonito tudo isso… mas enfim, quando falamos em segurança qual é a pauta em questão? Ah sim… muitas coisas, vejamos algumas:</text:p>
        <text:list text:style-name="L3">
          <text:list-item>
            <text:p text:style-name="P28"><text:span text:style-name="Strong_20_Emphasis">Integridade</text:span>: tem muito haver com ACID. Seus dados não podem se corromper, independente do que venha a acontecer. Mesmo que seus dados se tornem indisponíveis durante um certo período (devido a uma queda de energia, falha na rede ou num disco por exemplo) você tem que garantir que uma vez que o problema de indisponibilidade esteja resolvido, todos os dados tem que reaparecer intactos. Integridade também tem muito haver com o uso de restrições de integridade, para que um erro do usuário ou da aplicação não permita que os dados sejam corrompidos. O uso das restrições de integridade devem proteger seus dados contra alterações que não estão de acordo com as suas regras de negócio; </text:p>
          </text:list-item>
          <text:list-item>
            <text:p text:style-name="P28"><text:span text:style-name="Strong_20_Emphasis">Perda de dados</text:span>: a preocupação número 1 de todo administrador de banco de dados é evitar ao máximo a perda de dados. Aí entra em cena a mais tediosa das tarefas: o backup. Ocorre que em bancos de dados, não existe uma única forma de se fazer um backup, existem várias estratégias. De toda forma, é preciso definir antes de mais nada: qual é o volume máximo de dados que admissível perder? Os dados relativos a última semana de operação? Talvez o último dia? A última hora? Nem um segundo sequer? Bom, é claro que ninguém quer perder nada, mas você sabe realmente qual é a o grau de proteção que a sua atual política de backup lhe oferece? </text:p>
          </text:list-item>
          <text:list-item>
            <text:p text:style-name="P28"><text:span text:style-name="Strong_20_Emphasis">Disponibilidade</text:span>: capacidade de manter o acesso às informações de forma contínua. Falhas humanas, falhas de software e falhas de hardware podem gerar indisponibilidade a qualquer <text:soft-page-break/>momento. A sua tolerância a indisponibilidade vai variar conforme a importância e rítimo de operação das suas aplicações. Algumas não podem parar nunca e trabalham em regime 24/7. Outras só precisam estar ativas em horário comercial, mas não admitem um minuto sequer de indisponibilidade neste período. Seja como for, é importantíssimo definir qual é o SLA agregado aos serviços prestados pelo banco de dados para que se possa traçar uma estratégia adequada para se atingir estes objetivos. Sua estratégia deve garantir que mesmo ocorrendo uma falhas, mesmo graves, os dados devem estar disponíveis no prazo determinado pelo seu contrato de SLA. </text:p>
          </text:list-item>
          <text:list-item>
            <text:p text:style-name="P28"><text:span text:style-name="Strong_20_Emphasis">Controle de Acesso</text:span>: capacidade de que as informações disponíveis no banco de dados estejam disponíveis para as pessoas corretas, que terão permisão de acesso apenas as operações permitidas para o seu perfil. Geralmente o controle de acesso se dá a partir de objetos do banco de dados, mas pode se re referir ao acesso de apenas um parte dos dados de um objeto, como apenas algumas linhas de uma tabela. O controle de acesso pode limitar a quantidade de recursos que você pode utilizar no banco de dados. Os recursos podem ser o número de conexões ativas, memória, processador, volume de dados acessados em disco, etc. </text:p>
          </text:list-item>
          <text:list-item>
            <text:p text:style-name="P23"><text:span text:style-name="Strong_20_Emphasis">Auditoria</text:span>: registro de operações realizadas no banco de dados. O registro pode conter informações sobre quem, realizou que tipo de operação, sobre qual objeto e em qual momento. O registro também pode conter quais foram as alterações realizadas, permitindo reconstruir os dados num estado anterior se necessário. A auditoria também pode significar monitorar outras condições do banco de dados, como picos de utilização, espaço em disco e outros detalhes que se deseje registrar. </text:p>
          </text:list-item>
        </text:list>
        <text:p text:style-name="Text_20_body">Como se pode ver, ao falar em segurança, temos inúmeros desafios pela frente. Temas consagrados como “Alta Disponibilidade”, “Backup”, “Política de Mínimo Privilégio”, “Trilhas de auditoria” entre outros, fazem parte do dia-a-dia (ou seria noite-a-noite?) dos que se preocupam com segurança. Em grandes equipes de TI, há pessoas especializadas em segurança. Muitas vezes, encontramos Administradores de Bancos de Dados especializados em um ou dois aspectos da segurança, como o controle de acesso e auditoria. Administradores de Dados são especialistas em avaliar problemas de restrição de integridade enquanto os Administradores de Sistemas costumam se preocupar com backup e alta disponibilidade.</text:p>
        <text:p text:style-name="Text_20_body">Com isso, em mente, vejamos alguns capítulos de deveremos abordar em seguida:</text:p>
        <text:list text:style-name="L4">
          <text:list-item>
            <text:p text:style-name="P29">Trabalhando de forma segura: </text:p>
            <text:list>
              <text:list-item>
                <text:p text:style-name="P29">Escrevendo código robusto e flexível; </text:p>
              </text:list-item>
              <text:list-item>
                <text:p text:style-name="P29">Usando o psql; </text:p>
              </text:list-item>
              <text:list-item>
                <text:p text:style-name="P29">Documentando o trabalho realizado; </text:p>
              </text:list-item>
            </text:list>
          </text:list-item>
          <text:list-item>
            <text:p text:style-name="P29">Ambientes de Trabalho </text:p>
            <text:list>
              <text:list-item>
                <text:p text:style-name="P29">Isolar para proteger </text:p>
              </text:list-item>
              <text:list-item>
                <text:p text:style-name="P29">Ambiente de Produção </text:p>
              </text:list-item>
              <text:list-item>
                <text:p text:style-name="P29">Ambiente de Homologação </text:p>
              </text:list-item>
              <text:list-item>
                <text:p text:style-name="P29">Ambiente de Testes </text:p>
              </text:list-item>
              <text:list-item>
                <text:p text:style-name="P29">Ambiente de Laboratório </text:p>
              </text:list-item>
            </text:list>
          </text:list-item>
          <text:list-item>
            <text:p text:style-name="P29">Integridade </text:p>
            <text:list>
              <text:list-item>
                <text:p text:style-name="P29">Modelagem de Dados; </text:p>
                <text:list>
                  <text:list-item>
                    <text:p text:style-name="P29">Domínios; </text:p>
                  </text:list-item>
                  <text:list-item>
                    <text:p text:style-name="P29">Sequências; </text:p>
                  </text:list-item>
                  <text:list-item>
                    <text:p text:style-name="P29">Chaves Primárias; </text:p>
                    <text:list>
                      <text:list-item>
                        <text:p text:style-name="P29">Chaves Primárias artificiais X naturais; </text:p>
                      </text:list-item>
                      <text:list-item>
                        <text:p text:style-name="P29"><text:soft-page-break/>Quando é permitido criar uma tabela sem PK? </text:p>
                      </text:list-item>
                    </text:list>
                  </text:list-item>
                  <text:list-item>
                    <text:p text:style-name="P29">Chaves Estrangeiras; </text:p>
                  </text:list-item>
                  <text:list-item>
                    <text:p text:style-name="P29">Restrição UNIQUE; </text:p>
                  </text:list-item>
                  <text:list-item>
                    <text:p text:style-name="P29">Restrição NOT NULL; </text:p>
                  </text:list-item>
                  <text:list-item>
                    <text:p text:style-name="P29">Restrição CHECK; </text:p>
                  </text:list-item>
                  <text:list-item>
                    <text:p text:style-name="P29">Gatilhos; </text:p>
                  </text:list-item>
                  <text:list-item>
                    <text:p text:style-name="P29">Visões Materializadas; </text:p>
                  </text:list-item>
                </text:list>
              </text:list-item>
              <text:list-item>
                <text:p text:style-name="P29">ACID </text:p>
                <text:list>
                  <text:list-item>
                    <text:p text:style-name="P29">Transações </text:p>
                  </text:list-item>
                  <text:list-item>
                    <text:p text:style-name="P29">MVCC </text:p>
                  </text:list-item>
                  <text:list-item>
                    <text:p text:style-name="P29">LOCKs </text:p>
                  </text:list-item>
                  <text:list-item>
                    <text:p text:style-name="P29">Write Ahead Log </text:p>
                    <text:list>
                      <text:list-item>
                        <text:p text:style-name="P29">Espelhamento dos logs; </text:p>
                      </text:list-item>
                      <text:list-item>
                        <text:p text:style-name="P29">Arquivamento e Stand By; </text:p>
                      </text:list-item>
                      <text:list-item>
                        <text:p text:style-name="P24">Recuperação de instância; </text:p>
                      </text:list-item>
                    </text:list>
                  </text:list-item>
                </text:list>
              </text:list-item>
            </text:list>
          </text:list-item>
        </text:list>
        <text:list text:style-name="L5">
          <text:list-item>
            <text:p text:style-name="P30">Perda de Dados e Disponibilidade; </text:p>
            <text:list>
              <text:list-item>
                <text:p text:style-name="P30">Backup </text:p>
                <text:list>
                  <text:list-item>
                    <text:p text:style-name="P30">Backup lógico; </text:p>
                  </text:list-item>
                  <text:list-item>
                    <text:p text:style-name="P30">Backup físico off-line; </text:p>
                  </text:list-item>
                  <text:list-item>
                    <text:p text:style-name="P30">Backup físico on-line; </text:p>
                    <text:list>
                      <text:list-item>
                        <text:p text:style-name="P30">Dificuldades com grandes bases; </text:p>
                      </text:list-item>
                    </text:list>
                  </text:list-item>
                  <text:list-item>
                    <text:p text:style-name="P30">Backup via Snapshot; </text:p>
                  </text:list-item>
                </text:list>
              </text:list-item>
              <text:list-item>
                <text:p text:style-name="P30">Técnicas de fail over </text:p>
                <text:list>
                  <text:list-item>
                    <text:p text:style-name="P30">Hardware Redundante; </text:p>
                    <text:list>
                      <text:list-item>
                        <text:p text:style-name="P30">RAID </text:p>
                      </text:list-item>
                    </text:list>
                  </text:list-item>
                  <text:list-item>
                    <text:p text:style-name="P30">LVM e RAID por software; </text:p>
                  </text:list-item>
                  <text:list-item>
                    <text:p text:style-name="P30">Stand By; </text:p>
                  </text:list-item>
                  <text:list-item>
                    <text:p text:style-name="P30">Heart beat; </text:p>
                  </text:list-item>
                  <text:list-item>
                    <text:p text:style-name="P30">Replicação X Clusterização; </text:p>
                  </text:list-item>
                </text:list>
              </text:list-item>
              <text:list-item>
                <text:p text:style-name="P30">Replicação </text:p>
                <text:list>
                  <text:list-item>
                    <text:p text:style-name="P30">Replicação Síncrona X Assíncrona; </text:p>
                  </text:list-item>
                  <text:list-item>
                    <text:p text:style-name="P30">Replicação Multi Master X  Master/Slave </text:p>
                  </text:list-item>
                  <text:list-item>
                    <text:p text:style-name="P30">Replicação via log de transação; </text:p>
                  </text:list-item>
                  <text:list-item>
                    <text:p text:style-name="P30">Replicação via commit em duas fases; </text:p>
                  </text:list-item>
                  <text:list-item>
                    <text:p text:style-name="P30">Replicação via gatilhos; </text:p>
                  </text:list-item>
                  <text:list-item>
                    <text:p text:style-name="P30">Replicação via Midleware; </text:p>
                  </text:list-item>
                  <text:list-item>
                    <text:p text:style-name="P30">Implementações para PostgreSQL; </text:p>
                  </text:list-item>
                </text:list>
              </text:list-item>
              <text:list-item>
                <text:p text:style-name="P30">Cluster </text:p>
                <text:list>
                  <text:list-item>
                    <text:p text:style-name="P30">Shared Nothing </text:p>
                  </text:list-item>
                  <text:list-item>
                    <text:p text:style-name="P30">Shared All </text:p>
                  </text:list-item>
                  <text:list-item>
                    <text:p text:style-name="P30">Implementações para PostgreSQL; </text:p>
                  </text:list-item>
                </text:list>
              </text:list-item>
            </text:list>
          </text:list-item>
          <text:list-item>
            <text:p text:style-name="P30">Controle de Acesso </text:p>
            <text:list>
              <text:list-item>
                <text:p text:style-name="P30">Política do Privilégio Mínimo; </text:p>
              </text:list-item>
              <text:list-item>
                <text:p text:style-name="P30">SQL Injection; </text:p>
              </text:list-item>
              <text:list-item>
                <text:p text:style-name="P30">Segurança na autenticação </text:p>
                <text:list>
                  <text:list-item>
                    <text:p text:style-name="P30">Visões; </text:p>
                  </text:list-item>
                  <text:list-item>
                    <text:p text:style-name="P30">Funções; </text:p>
                  </text:list-item>
                  <text:list-item>
                    <text:p text:style-name="P30">Serviços de Diretório; </text:p>
                  </text:list-item>
                </text:list>
              </text:list-item>
              <text:list-item>
                <text:p text:style-name="P30"><text:soft-page-break/>Ferramentas de controle no PostgreSQL; </text:p>
                <text:list>
                  <text:list-item>
                    <text:p text:style-name="P30">GRANT / REVOKE </text:p>
                  </text:list-item>
                  <text:list-item>
                    <text:p text:style-name="P30">Roles </text:p>
                  </text:list-item>
                  <text:list-item>
                    <text:p text:style-name="P30">Limite de acesso aos recursos do servidor; </text:p>
                  </text:list-item>
                  <text:list-item>
                    <text:p text:style-name="P30">pg_hba.conf </text:p>
                  </text:list-item>
                  <text:list-item>
                    <text:p text:style-name="P30">SELinux </text:p>
                  </text:list-item>
                </text:list>
              </text:list-item>
              <text:list-item>
                <text:p text:style-name="P30">Estratégias de Autenticação da Aplicação; </text:p>
                <text:list>
                  <text:list-item>
                    <text:p text:style-name="P30">Autenticação Interna; </text:p>
                    <text:list>
                      <text:list-item>
                        <text:p text:style-name="P30">Uso de grupos de usuários; </text:p>
                      </text:list-item>
                      <text:list-item>
                        <text:p text:style-name="P30">Impedindo os usuários de obterem acesso por fora da aplicação; </text:p>
                      </text:list-item>
                      <text:list-item>
                        <text:p text:style-name="P30">Lidando com senhas; </text:p>
                      </text:list-item>
                    </text:list>
                  </text:list-item>
                  <text:list-item>
                    <text:p text:style-name="P30">Autenticação Externa; </text:p>
                  </text:list-item>
                  <text:list-item>
                    <text:p text:style-name="P30">Autenticação via Aplicação; </text:p>
                    <text:list>
                      <text:list-item>
                        <text:p text:style-name="P30">Pool de Conexões; </text:p>
                      </text:list-item>
                    </text:list>
                  </text:list-item>
                </text:list>
              </text:list-item>
            </text:list>
          </text:list-item>
          <text:list-item>
            <text:p text:style-name="P30">Auditoria </text:p>
            <text:list>
              <text:list-item>
                <text:p text:style-name="P30">Auditoria dos dados: </text:p>
                <text:list>
                  <text:list-item>
                    <text:p text:style-name="P30">Utilizando campos adicionais em tabelas já existentes; </text:p>
                  </text:list-item>
                  <text:list-item>
                    <text:p text:style-name="P30">Utilizando tabelas de autitorias alimentadas por RULEs e TRIGGERs; </text:p>
                  </text:list-item>
                  <text:list-item>
                    <text:p text:style-name="P30">Utilizando o log do PostgreSQL; </text:p>
                  </text:list-item>
                  <text:list-item>
                    <text:p text:style-name="P30">O problema da identificação do usuário em aplicações com Autenticação via Aplicação; </text:p>
                    <text:list>
                      <text:list-item>
                        <text:p text:style-name="P30">Criando uma variável de sessão; </text:p>
                      </text:list-item>
                    </text:list>
                  </text:list-item>
                  <text:list-item>
                    <text:p text:style-name="P30">Protetendo as informações de auditoria; </text:p>
                  </text:list-item>
                </text:list>
              </text:list-item>
              <text:list-item>
                <text:p text:style-name="P30">Monitorando o seu servidor: </text:p>
                <text:list>
                  <text:list-item>
                    <text:p text:style-name="P30">Monitorando a disponibilidade;Monitorando a performance; </text:p>
                  </text:list-item>
                  <text:list-item>
                    <text:p text:style-name="P30">Monitorando o espaço em disco; </text:p>
                    <text:list>
                      <text:list-item>
                        <text:p text:style-name="P30">Dividir para melhor enchergar; </text:p>
                      </text:list-item>
                    </text:list>
                  </text:list-item>
                  <text:list-item>
                    <text:p text:style-name="P25">Disparando alertas; </text:p>
                  </text:list-item>
                </text:list>
              </text:list-item>
            </text:list>
          </text:list-item>
        </text:list>
        <text:p text:style-name="Text_20_body">Como se pode ver, temos muito assunto pela frente. Não tenho nenhum ímpeto de escrever seguindo uma órdem específica, provavelmente eu deverei escrever numa ordem caótica e tentar juntar as peças aos poucos.</text:p>
      </text:section>
      <text:p text:style-name="Text_20_body">Comentário:</text:p>
      <text:p text:style-name="List_20_Heading"><text:bookmark text:name="comment-1254"/><text:a xlink:type="simple" xlink:href="http://www.midstorm.org/%7Efike/weblog"><text:span text:style-name="Strong_20_Emphasis">Fernando Ike</text:span></text:a> </text:p>
      <text:p text:style-name="P11">Já que está fazendo os capítulos de seu livro, está esquecendo que existe também a ISO 27000 que é voltada para segurança da informação, ela é bem abragente e caí na parte de banco de dados. </text:p>
      <text:p text:style-name="P11">Creio que você deva pensar na confiabilidade de um dado como um dos tópicos dessa abordagem pois já que está falando em segurança. Além de tudo acima, de que adianta ter toda política correta de segurança como as descritas acima se seu sistema não garante a confiabilidade de um dado ou valor.</text:p>
      <text:p text:style-name="P12">Fonte: Blog do Fábio Telles:<text:line-break/><text:a xlink:type="simple" xlink:href="http://www.midstorm.org/~telles/2008/05/02/seguranca-no-postgresql-parte-i-a-saga/">http://www.midstorm.org/~telles/2008/05/02/seguranca-no-postgresql-parte-i-a-saga/</text:a> </text:p>
      <text:p text:style-name="P5"/>
      <text:h text:style-name="P19" text:outline-level="3" text:is-list-header="true"><text:soft-page-break/><text:line-break/>Desafios da Segurança de Informação</text:h>
      <text:p text:style-name="Text_20_body">Autor: Anderson de Sousa Pereira &lt;link.twister at gmail.com&gt;<text:line-break/><text:line-break/><text:span text:style-name="T1">Desafios</text:span> </text:p>
      <text:p text:style-name="P13"><text:s/>O maior desafio para as empresas é manter a segurança de seus dados, e quando falamos em segurança de dados não devemos ter o luxo de ignorar qualquer tipo de risco que possa comprometer a integridade dos mesmos. E esses riscos envolvem corrompimentos de dados, perda, roubo, entre outros fatores... Isso pode ser ocasionado devido a fenômenos naturais como, furacões, inundações, terremotos... E também podem ocorrer devido á uma má administração. <text:line-break/><text:line-break/>O maior perigo para uma empresa é ter a falsa sensação de segurança. Afinal, pior do que não se preocupar com invasões, ataques, vírus, tragédias entre outras ameaças é confiar cegamente em uma estrutura que não esteja preparada para impedir o surgimento de problemas. <text:line-break/><text:line-break/>Por isso, não devemos confiar apenas em software, ou hardware. Quando falamos em segurança da informação, é necessário considerar quatro obstáculos que têm a mesma importância: a natureza, as pessoas, a tecnologia e os processos. <text:line-break/><text:line-break/>Não adianta investir apenas em um deles e deixar os outros de lado, eles devem ter a mesma atenção. E os quatro devem estar intimamente ligados, afinal um necessita do outro. Quanto a tecnologia, natureza e processos até que não é um desafio tão gritante, o maior desafio mesmo são as pessoas. <text:line-break/><text:line-break/>Quanto a natureza, nós podemos nos prevenir com um estudo do local onde a empresa será implantada e mantendo copias dos dados em outros locais, afinal até alguns anos atrás aqui no Brasil eu não me preocuparia com furacões e terremotos, mas ultimamente com o aquecimento global tudo é possível, só do ano de 2007 até hoje já tiveram vários tremores em algumas cidades do nosso país, claro que isso é só a ponta do iceberg... <text:line-break/><text:line-break/>Quanto à tecnologia e processos, desde que sejam bem administrados e usados corretamente se tornam ferramentas essenciais para o crescimento e evolução do negócio. Parece fácil, mas embora a teoria seja lógica, fazer com que sejam bem implantados é uma difícil e árdua missão. Afinal, é aí que entram as pessoas, cada um usando a tecnologia a seu favor e muitas vezes para fazer um mal uso. E quando eu falo de pessoas eu estou me referindo aos usuários (meros mortais) que dedicam suas vidas à atormentar o CSO (Chefe...xD). Grande parte dos incidentes de segurança contam com o apoio, intencional ou não, do inimigo interno. As pessoas estão em toda a parte da empresa. <text:line-break/><text:line-break/>Os cuidados básicos com as atitudes das pessoas, muitas vezes são esquecidos ou ignorados. Encontrar senhas escritas e coladas no monitor, bem como o repasse de informações sigilosas em ambientes não seguros, como parada de ônibus, reuniões informais são situações muito comuns. Contar com a colaboração das pessoas é simplesmente fundamental para a empresa.Mas tudo deve ser auditado pelo CSO. Mas o ponto principal da preocupação com as pessoas é que os fraudadores irão em busca delas para perpetuar seus crimes. <text:line-break/><text:line-break/>Mas nem sempre as pessoas tem 100% de culpa, afinal, no mundo cibernético, tem muito lixo e <text:soft-page-break/>armadilhas que foram projetadas justamente para enganar pessoas, ai fica muitas vezes difícil de controlar os processos que são confiáveis e não confiáveis, então cabe ao CSO orientar e auditar toda e qualquer mudança que possa possa colocar em risco os dados da corporação. Antivírus, anti-spywares, um bom proxy e um firewall são essenciais, mas nada melhor do que orientar e auxiliar os usuários no uso da tecnologia a favor da corporação.. <text:line-break/></text:p>
      <text:p text:style-name="P13">Postado no vivaolinux - <text:a xlink:type="simple" xlink:href="http://www.vivaolinux.com.br/artigos/impressora.php?codigo=8133">http://www.vivaolinux.com.br/artigos/impressora.php?codigo=8133</text:a> <text:line-break/>Recomendo a leitura do post: </text:p>
      <text:list text:style-name="L6">
        <text:list-item>
          <text:p text:style-name="P26"><text:a xlink:type="simple" xlink:href="http://marcelokalib.blogspot.com/2008/04/procura-se-segurana-particular.html">http://marcelokalib.blogspot.com/2008/04/procura-se-segurana-particular.html</text:a> </text:p>
        </text:list-item>
      </text:list>
      <text:p text:style-name="P5">Referências</text:p>
      <text:p text:style-name="P5">Livros:</text:p>
      <text:p text:style-name="P8">- PostgreSQL – Korry Douglas, Susan Douglas, SAMS, Capítulo 21</text:p>
      <text:p text:style-name="Table_20_Contents">- PostgreSQL Developer's Handbook de Ewald Geschwinde, Hans-Jürgen Schönig <text:span text:style-name="T3">, SAMS, Capítulo 6</text:span></text:p>
      <text:p text:style-name="P16">- Boas fontes de informações: Capítulo 23 do livro PostgreSQL The Comprehensive Guide de Korry Douglas e Susan Douglas.</text:p>
      <text:p text:style-name="Standard"><text:span text:style-name="T3">e </text:span><text:bookmark text:name="ch06lev1sec51"/>Security<text:span text:style-name="T3"> and Access Restrictions no capítulo 6 do livro <text:s/>PostgreSQL Developer's Handbook <text:s/>de Ewald Geschwinde, Hans-Jürgen Schönig.</text:span></text:p>
      <text:p text:style-name="P16"/>
      <text:p text:style-name="P14"/>
      <text:p text:style-name="P14">Riscos Envolvendo Informações</text:p>
      <text:p text:style-name="P16">- Concentração das informações</text:p>
      <text:p text:style-name="P16">- Permitir acesso indiscriminado</text:p>
      <text:p text:style-name="P16">- Obscuridade</text:p>
      <text:p text:style-name="P16">- Concentração de funções</text:p>
      <text:p text:style-name="P16">- Falta de controle</text:p>
      <text:p text:style-name="P16">- Retenção duradoura</text:p>
      <text:p text:style-name="P16">- Relacionamento e Combinação de Informações</text:p>
      <text:p text:style-name="P16">- Introdução de erros</text:p>
      <text:p text:style-name="P16">- Lealdade</text:p>
      <text:p text:style-name="P16">- Acesso não autorizado</text:p>
      <text:p text:style-name="P16">- Perda da integridade</text:p>
      <text:p text:style-name="P16"/>
      <text:p text:style-name="P14"/>
      <text:p text:style-name="P18"/>
      <text:p text:style-name="P14">Principais Fatores de Segurança da Informação de Clare Less, Telecommucations, fev. 1989</text:p>
      <text:p text:style-name="P16"/>
      <table:table table:name="Table1" table:style-name="Table1">
        <table:table-column table:style-name="Table1.A" table:number-columns-repeated="3"/>
        <table:table-row>
          <table:table-cell table:style-name="Table1.A1" office:value-type="string">
            <text:p text:style-name="Table_20_Contents"/>
            <text:p text:style-name="Table_20_Contents"/>
            <text:p text:style-name="Table_20_Contents">Separação de ambientes</text:p>
            <text:p text:style-name="Table_20_Contents"/>
            <text:p text:style-name="Table_20_Contents"/>
          </table:table-cell>
          <table:table-cell table:style-name="Table1.A1" office:value-type="string">
            <text:p text:style-name="P15">Infra-estrutura</text:p>
            <text:p text:style-name="Table_20_Contents"/>
            <text:p text:style-name="Table_20_Contents">Energia e ar-condicionado</text:p>
            <text:p text:style-name="Table_20_Contents">Radiação eletro-magnética</text:p>
          </table:table-cell>
          <table:table-cell table:style-name="Table1.A1" office:value-type="string">
            <text:p text:style-name="Table_20_Contents"/>
            <text:p text:style-name="Table_20_Contents"/>
            <text:p text:style-name="Table_20_Contents">Proteção física</text:p>
          </table:table-cell>
        </table:table-row>
        <table:table-row>
          <table:table-cell table:style-name="Table1.A2" office:value-type="string">
            <text:p text:style-name="Table_20_Contents">Recursos Técnicos</text:p>
            <text:p text:style-name="Table_20_Contents">- Integridade de dados</text:p>
            <text:p text:style-name="Table_20_Contents">- Confiabilidade</text:p>
            <text:p text:style-name="Table_20_Contents">- Integridade de programas</text:p>
            <text:p text:style-name="Table_20_Contents">- Gerenciam.de Recursos de PD</text:p>
          </table:table-cell>
          <table:table-cell table:style-name="Table1.A2" office:value-type="string">
            <text:p text:style-name="P15"/>
            <text:p text:style-name="P15">Segurança da</text:p>
            <text:p text:style-name="P15">Informação</text:p>
          </table:table-cell>
          <table:table-cell table:style-name="Table1.C2" office:value-type="string">
            <text:p text:style-name="Table_20_Contents">Recursos Humanos:</text:p>
            <text:p text:style-name="Table_20_Contents">- Controle de acesso</text:p>
            <text:p text:style-name="Table_20_Contents">- Autorização de acesso</text:p>
            <text:p text:style-name="Table_20_Contents">- Identificação de usuários</text:p>
          </table:table-cell>
        </table:table-row>
        <table:table-row>
          <table:table-cell table:style-name="Table1.A2" office:value-type="string">
            <text:p text:style-name="Table_20_Contents"/>
            <text:p text:style-name="Table_20_Contents"/>
            <text:p text:style-name="Table_20_Contents"/>
            <text:p text:style-name="Table_20_Contents"/>
            <text:p text:style-name="Table_20_Contents"/>
            <text:p text:style-name="Table_20_Contents"/>
          </table:table-cell>
          <table:table-cell table:style-name="Table1.A2" office:value-type="string">
            <text:p text:style-name="P15">Manutenção</text:p>
            <text:p text:style-name="Table_20_Contents">- Proteção da privacidade dos dados</text:p>
            <text:p text:style-name="Table_20_Contents">- Salvanguardas legais</text:p>
            <text:p text:style-name="Table_20_Contents">- Organização</text:p>
          </table:table-cell>
          <table:table-cell table:style-name="Table1.C2" office:value-type="string">
            <text:p text:style-name="Table_20_Contents"/>
          </table:table-cell>
        </table:table-row>
      </table:table>
      <text:p text:style-name="P16"/>
      <text:p text:style-name="P14">Políticas de Segurança</text:p>
      <text:p text:style-name="P16"/>
      <text:p text:style-name="P16">Definir os Objetivos</text:p>
      <text:p text:style-name="P16">Que deve constar?</text:p>
      <text:p text:style-name="P16">- objetivos</text:p>
      <text:p text:style-name="P16">- destino</text:p>
      <text:p text:style-name="P16">- propriedade dos recursos</text:p>
      <text:p text:style-name="P16">- responsabilidades</text:p>
      <text:p text:style-name="P16">- requisitos de acesso</text:p>
      <text:p text:style-name="P16">- responsabilização</text:p>
      <text:p text:style-name="P16">- generalizações</text:p>
      <text:p text:style-name="P16"/>
      <text:p text:style-name="P16">Procedimentos</text:p>
      <text:p text:style-name="P16">Softwares de segurança: firewals, anti-virus, antispy, etc.</text:p>
      <text:p text:style-name="P16">Backups, mídias, local de armazenamento e acesso</text:p>
      <text:p text:style-name="P16">Política de distribuição de e-mails</text:p>
      <text:p text:style-name="P16">Logins e senha de usuários locais e de e-mails</text:p>
      <text:p text:style-name="P16"/>
      <text:p text:style-name="P16">Referência: Livro Segurança em Informática e de Informações, de Carso &amp; Steffen</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pt" fo:country="B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T1" style:family="text"/>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BA PostgreSQL<text:tab/><text:page-number text:select-page="current">15</text:page-number>/<text:page-count>15</text:page-count></text:p>
      </style:header>
      <style:footer>
        <text:p text:style-name="P2">Ribamar FS – <text:a xlink:type="simple" xlink:href="http://ribafs.net/">http://ribafs.net</text:a> – ribafs@ribafs.n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date>2008-05-25T13:30:04</dc:date>
    <meta:editing-cycles>133</meta:editing-cycles>
    <meta:editing-duration>PT3H6M38S</meta:editing-duration>
    <meta:user-defined meta:name="Info 1"/>
    <meta:user-defined meta:name="Info 2"/>
    <meta:user-defined meta:name="Info 3"/>
    <meta:user-defined meta:name="Info 4"/>
    <meta:document-statistic meta:table-count="1" meta:image-count="0" meta:object-count="0" meta:page-count="15" meta:paragraph-count="324" meta:word-count="5106" meta:character-count="31902"/>
  </office:meta>
</office:document-meta>
</file>